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2">
          <table:table-cell office:value-type="string">
            <text:p>Size</text:p>
          </table:table-cell>
          <table:table-cell office:value-type="string">
            <text:p>Num Threads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Average</text:p>
          </table:table-cell>
          <table:table-cell/>
          <table:table-cell office:value-type="string">
            <text:p>size</text:p>
          </table:table-cell>
          <table:table-cell office:value-type="string">
            <text:p>Speedup T2</text:p>
          </table:table-cell>
          <table:table-cell office:value-type="string">
            <text:p>Speedup T3</text:p>
          </table:table-cell>
          <table:table-cell office:value-type="string">
            <text:p>Speedup T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0.010495">
            <text:p>0.010495</text:p>
          </table:table-cell>
          <table:table-cell office:value-type="float" office:value="0.005843">
            <text:p>0.005843</text:p>
          </table:table-cell>
          <table:table-cell office:value-type="float" office:value="0.006341">
            <text:p>0.006341</text:p>
          </table:table-cell>
          <table:table-cell table:formula="of:=AVERAGE([.C2];[.D2];[.E2])" office:value-type="float" office:value="0.00755966666666667">
            <text:p>0.0075596667</text:p>
          </table:table-cell>
          <table:table-cell/>
          <table:table-cell office:value-type="float" office:value="128">
            <text:p>128</text:p>
          </table:table-cell>
          <table:table-cell table:formula="of:= [.F2]/[.F12]" office:value-type="float" office:value="1.06579256544011">
            <text:p>1.0657925654</text:p>
          </table:table-cell>
          <table:table-cell table:formula="of:= [.F2]/[.F22]" office:value-type="float" office:value="1.50570973310317">
            <text:p>1.5057097331</text:p>
          </table:table-cell>
          <table:table-cell table:formula="of:=[.F2]/[.F32]" office:value-type="float" office:value="1.87352333746386">
            <text:p>1.873523337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0.02822">
            <text:p>0.02822</text:p>
          </table:table-cell>
          <table:table-cell office:value-type="float" office:value="0.022967">
            <text:p>0.022967</text:p>
          </table:table-cell>
          <table:table-cell office:value-type="float" office:value="0.024868">
            <text:p>0.024868</text:p>
          </table:table-cell>
          <table:table-cell table:formula="of:=AVERAGE([.C3];[.D3];[.E3])" office:value-type="float" office:value="0.0253516666666667">
            <text:p>0.0253516667</text:p>
          </table:table-cell>
          <table:table-cell/>
          <table:table-cell office:value-type="float" office:value="192">
            <text:p>192</text:p>
          </table:table-cell>
          <table:table-cell table:formula="of:= [.F3]/[.F13]" office:value-type="float" office:value="1.56144781144781">
            <text:p>1.5614478114</text:p>
          </table:table-cell>
          <table:table-cell table:formula="of:= [.F3]/[.F23]" office:value-type="float" office:value="1.66106099984712">
            <text:p>1.6610609998</text:p>
          </table:table-cell>
          <table:table-cell table:formula="of:=[.F3]/[.F33]" office:value-type="float" office:value="3.78194927896569">
            <text:p>3.78194927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/>
          <table:table-cell office:value-type="float" office:value="0.053346">
            <text:p>0.053346</text:p>
          </table:table-cell>
          <table:table-cell office:value-type="float" office:value="0.056714">
            <text:p>0.056714</text:p>
          </table:table-cell>
          <table:table-cell office:value-type="float" office:value="0.050666">
            <text:p>0.050666</text:p>
          </table:table-cell>
          <table:table-cell table:formula="of:=AVERAGE([.C4];[.D4];[.E4])" office:value-type="float" office:value="0.0535753333333333">
            <text:p>0.0535753333</text:p>
          </table:table-cell>
          <table:table-cell/>
          <table:table-cell office:value-type="float" office:value="256">
            <text:p>256</text:p>
          </table:table-cell>
          <table:table-cell table:formula="of:= [.F4]/[.F14]" office:value-type="float" office:value="1.70433915846624">
            <text:p>1.7043391585</text:p>
          </table:table-cell>
          <table:table-cell table:formula="of:= [.F4]/[.F24]" office:value-type="float" office:value="2.92862739381571">
            <text:p>2.9286273938</text:p>
          </table:table-cell>
          <table:table-cell table:formula="of:=[.F4]/[.F34]" office:value-type="float" office:value="4.1552740434333">
            <text:p>4.155274043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/>
          <table:table-cell office:value-type="float" office:value="0.161465">
            <text:p>0.161465</text:p>
          </table:table-cell>
          <table:table-cell office:value-type="float" office:value="0.152446">
            <text:p>0.152446</text:p>
          </table:table-cell>
          <table:table-cell office:value-type="float" office:value="0.159345">
            <text:p>0.159345</text:p>
          </table:table-cell>
          <table:table-cell table:formula="of:=AVERAGE([.C5];[.D5];[.E5])" office:value-type="float" office:value="0.157752">
            <text:p>0.157752</text:p>
          </table:table-cell>
          <table:table-cell/>
          <table:table-cell office:value-type="float" office:value="384">
            <text:p>384</text:p>
          </table:table-cell>
          <table:table-cell table:formula="of:= [.F5]/[.F15]" office:value-type="float" office:value="1.80443353134508">
            <text:p>1.8044335313</text:p>
          </table:table-cell>
          <table:table-cell table:formula="of:= [.F5]/[.F25]" office:value-type="float" office:value="2.53400584701385">
            <text:p>2.534005847</text:p>
          </table:table-cell>
          <table:table-cell table:formula="of:=[.F5]/[.F35]" office:value-type="float" office:value="3.72748180586623">
            <text:p>3.727481805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/>
          <table:table-cell office:value-type="float" office:value="0.366919">
            <text:p>0.366919</text:p>
          </table:table-cell>
          <table:table-cell office:value-type="float" office:value="0.35709">
            <text:p>0.35709</text:p>
          </table:table-cell>
          <table:table-cell office:value-type="float" office:value="0.368407">
            <text:p>0.368407</text:p>
          </table:table-cell>
          <table:table-cell table:formula="of:=AVERAGE([.C6];[.D6];[.E6])" office:value-type="float" office:value="0.364138666666667">
            <text:p>0.3641386667</text:p>
          </table:table-cell>
          <table:table-cell/>
          <table:table-cell office:value-type="float" office:value="512">
            <text:p>512</text:p>
          </table:table-cell>
          <table:table-cell table:formula="of:= [.F6]/[.F16]" office:value-type="float" office:value="1.86432474682486">
            <text:p>1.8643247468</text:p>
          </table:table-cell>
          <table:table-cell table:formula="of:= [.F6]/[.F26]" office:value-type="float" office:value="2.69601871686789">
            <text:p>2.6960187169</text:p>
          </table:table-cell>
          <table:table-cell table:formula="of:=[.F6]/[.F36]" office:value-type="float" office:value="3.69310241075866">
            <text:p>3.6931024108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/>
          <table:table-cell office:value-type="float" office:value="1.20432">
            <text:p>1.20432</text:p>
          </table:table-cell>
          <table:table-cell office:value-type="float" office:value="1.196387">
            <text:p>1.196387</text:p>
          </table:table-cell>
          <table:table-cell office:value-type="float" office:value="1.202859">
            <text:p>1.202859</text:p>
          </table:table-cell>
          <table:table-cell table:formula="of:=AVERAGE([.C7];[.D7];[.E7])" office:value-type="float" office:value="1.20118866666667">
            <text:p>1.2011886667</text:p>
          </table:table-cell>
          <table:table-cell/>
          <table:table-cell office:value-type="float" office:value="768">
            <text:p>768</text:p>
          </table:table-cell>
          <table:table-cell table:formula="of:= [.F7]/[.F17]" office:value-type="float" office:value="1.91308128654816">
            <text:p>1.9130812865</text:p>
          </table:table-cell>
          <table:table-cell table:formula="of:= [.F7]/[.F27]" office:value-type="float" office:value="2.78198471113746">
            <text:p>2.7819847111</text:p>
          </table:table-cell>
          <table:table-cell table:formula="of:=[.F7]/[.F37]" office:value-type="float" office:value="3.64303463726008">
            <text:p>3.643034637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float" office:value="2.934068">
            <text:p>2.934068</text:p>
          </table:table-cell>
          <table:table-cell office:value-type="float" office:value="2.922738">
            <text:p>2.922738</text:p>
          </table:table-cell>
          <table:table-cell office:value-type="float" office:value="2.968047">
            <text:p>2.968047</text:p>
          </table:table-cell>
          <table:table-cell table:formula="of:=AVERAGE([.C8];[.D8];[.E8])" office:value-type="float" office:value="2.94161766666667">
            <text:p>2.9416176667</text:p>
          </table:table-cell>
          <table:table-cell/>
          <table:table-cell office:value-type="float" office:value="1024">
            <text:p>1024</text:p>
          </table:table-cell>
          <table:table-cell table:formula="of:= [.F8]/[.F18]" office:value-type="float" office:value="1.93039840805649">
            <text:p>1.9303984081</text:p>
          </table:table-cell>
          <table:table-cell table:formula="of:= [.F8]/[.F28]" office:value-type="float" office:value="2.81192691098709">
            <text:p>2.811926911</text:p>
          </table:table-cell>
          <table:table-cell table:formula="of:=[.F8]/[.F38]" office:value-type="float" office:value="3.67267761177507">
            <text:p>3.672677611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/>
          <table:table-cell office:value-type="float" office:value="9.922737">
            <text:p>9.922737</text:p>
          </table:table-cell>
          <table:table-cell office:value-type="float" office:value="9.914455">
            <text:p>9.914455</text:p>
          </table:table-cell>
          <table:table-cell office:value-type="float" office:value="10.058668">
            <text:p>10.058668</text:p>
          </table:table-cell>
          <table:table-cell table:formula="of:=AVERAGE([.C9];[.D9];[.E9])" office:value-type="float" office:value="9.96528666666667">
            <text:p>9.9652866667</text:p>
          </table:table-cell>
          <table:table-cell/>
          <table:table-cell office:value-type="float" office:value="1536">
            <text:p>1536</text:p>
          </table:table-cell>
          <table:table-cell table:formula="of:= [.F9]/[.F19]" office:value-type="float" office:value="1.9404937559375">
            <text:p>1.9404937559</text:p>
          </table:table-cell>
          <table:table-cell table:formula="of:= [.F9]/[.F29]" office:value-type="float" office:value="2.83820656327898">
            <text:p>2.8382065633</text:p>
          </table:table-cell>
          <table:table-cell table:formula="of:=[.F9]/[.F39]" office:value-type="float" office:value="3.69059358394658">
            <text:p>3.6905935839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/>
          <table:table-cell office:value-type="float" office:value="23.468226">
            <text:p>23.468226</text:p>
          </table:table-cell>
          <table:table-cell office:value-type="float" office:value="23.461429">
            <text:p>23.461429</text:p>
          </table:table-cell>
          <table:table-cell office:value-type="float" office:value="23.460662">
            <text:p>23.460662</text:p>
          </table:table-cell>
          <table:table-cell table:formula="of:=AVERAGE([.C10];[.D10];[.E10])" office:value-type="float" office:value="23.463439">
            <text:p>23.463439</text:p>
          </table:table-cell>
          <table:table-cell/>
          <table:table-cell office:value-type="float" office:value="2048">
            <text:p>2048</text:p>
          </table:table-cell>
          <table:table-cell table:formula="of:= [.F10]/[.F20]" office:value-type="float" office:value="1.94091240174296">
            <text:p>1.9409124017</text:p>
          </table:table-cell>
          <table:table-cell table:formula="of:= [.F10]/[.F30]" office:value-type="float" office:value="2.83466914014833">
            <text:p>2.8346691401</text:p>
          </table:table-cell>
          <table:table-cell table:formula="of:=[.F10]/[.F40]" office:value-type="float" office:value="3.68841230678104">
            <text:p>3.688412306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0.007192">
            <text:p>0.007192</text:p>
          </table:table-cell>
          <table:table-cell office:value-type="float" office:value="0.007133">
            <text:p>0.007133</text:p>
          </table:table-cell>
          <table:table-cell office:value-type="float" office:value="0.006954">
            <text:p>0.006954</text:p>
          </table:table-cell>
          <table:table-cell table:formula="of:=AVERAGE([.C12];[.D12];[.E12])" office:value-type="float" office:value="0.007093">
            <text:p>0.007093</text:p>
          </table:table-cell>
          <table:table-cell table:number-columns-repeated="5"/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0.01972">
            <text:p>0.01972</text:p>
          </table:table-cell>
          <table:table-cell office:value-type="float" office:value="0.015568">
            <text:p>0.015568</text:p>
          </table:table-cell>
          <table:table-cell office:value-type="float" office:value="0.01342">
            <text:p>0.01342</text:p>
          </table:table-cell>
          <table:table-cell table:formula="of:=AVERAGE([.C13];[.D13];[.E13])" office:value-type="float" office:value="0.016236">
            <text:p>0.016236</text:p>
          </table:table-cell>
          <table:table-cell/>
          <table:table-cell office:value-type="string">
            <text:p>Size</text:p>
          </table:table-cell>
          <table:table-cell office:value-type="string">
            <text:p>Efficiency T2</text:p>
          </table:table-cell>
          <table:table-cell office:value-type="string">
            <text:p>Efficiency T3</text:p>
          </table:table-cell>
          <table:table-cell office:value-type="string">
            <text:p>Efficiency T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/>
          <table:table-cell office:value-type="float" office:value="0.035314">
            <text:p>0.035314</text:p>
          </table:table-cell>
          <table:table-cell office:value-type="float" office:value="0.031007">
            <text:p>0.031007</text:p>
          </table:table-cell>
          <table:table-cell office:value-type="float" office:value="0.027983">
            <text:p>0.027983</text:p>
          </table:table-cell>
          <table:table-cell table:formula="of:=AVERAGE([.C14];[.D14];[.E14])" office:value-type="float" office:value="0.0314346666666667">
            <text:p>0.0314346667</text:p>
          </table:table-cell>
          <table:table-cell/>
          <table:table-cell office:value-type="float" office:value="128">
            <text:p>128</text:p>
          </table:table-cell>
          <table:table-cell table:formula="of:=[.F2]/(2 * [.F12])" office:value-type="float" office:value="0.532896282720053">
            <text:p>0.5328962827</text:p>
          </table:table-cell>
          <table:table-cell table:formula="of:=[.F2]/(3 * [.F22])" office:value-type="float" office:value="0.501903244367724">
            <text:p>0.5019032444</text:p>
          </table:table-cell>
          <table:table-cell table:formula="of:=[.F2]/ (4 * [.F32])" office:value-type="float" office:value="0.468380834365965">
            <text:p>0.468380834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/>
          <table:table-cell office:value-type="float" office:value="0.087355">
            <text:p>0.087355</text:p>
          </table:table-cell>
          <table:table-cell office:value-type="float" office:value="0.085374">
            <text:p>0.085374</text:p>
          </table:table-cell>
          <table:table-cell office:value-type="float" office:value="0.089545">
            <text:p>0.089545</text:p>
          </table:table-cell>
          <table:table-cell table:formula="of:=AVERAGE([.C15];[.D15];[.E15])" office:value-type="float" office:value="0.0874246666666667">
            <text:p>0.0874246667</text:p>
          </table:table-cell>
          <table:table-cell/>
          <table:table-cell office:value-type="float" office:value="192">
            <text:p>192</text:p>
          </table:table-cell>
          <table:table-cell table:formula="of:=[.F3]/(2 * [.F13])" office:value-type="float" office:value="0.780723905723906">
            <text:p>0.7807239057</text:p>
          </table:table-cell>
          <table:table-cell table:formula="of:=[.F3]/(3 * [.F23])" office:value-type="float" office:value="0.553686999949039">
            <text:p>0.5536869999</text:p>
          </table:table-cell>
          <table:table-cell table:formula="of:=[.F3]/ (4 * [.F33])" office:value-type="float" office:value="0.945487319741422">
            <text:p>0.945487319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/>
          <table:table-cell office:value-type="float" office:value="0.190058">
            <text:p>0.190058</text:p>
          </table:table-cell>
          <table:table-cell office:value-type="float" office:value="0.197384">
            <text:p>0.197384</text:p>
          </table:table-cell>
          <table:table-cell office:value-type="float" office:value="0.198516">
            <text:p>0.198516</text:p>
          </table:table-cell>
          <table:table-cell table:formula="of:=AVERAGE([.C16];[.D16];[.E16])" office:value-type="float" office:value="0.195319333333333">
            <text:p>0.1953193333</text:p>
          </table:table-cell>
          <table:table-cell/>
          <table:table-cell office:value-type="float" office:value="256">
            <text:p>256</text:p>
          </table:table-cell>
          <table:table-cell table:formula="of:=[.F4]/(2 * [.F14])" office:value-type="float" office:value="0.852169579233119">
            <text:p>0.8521695792</text:p>
          </table:table-cell>
          <table:table-cell table:formula="of:=[.F4]/(3 * [.F24])" office:value-type="float" office:value="0.976209131271903">
            <text:p>0.9762091313</text:p>
          </table:table-cell>
          <table:table-cell table:formula="of:=[.F4]/ (4 * [.F34])" office:value-type="float" office:value="1.03881851085832">
            <text:p>1.0388185109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/>
          <table:table-cell office:value-type="float" office:value="0.625959">
            <text:p>0.625959</text:p>
          </table:table-cell>
          <table:table-cell office:value-type="float" office:value="0.629656">
            <text:p>0.629656</text:p>
          </table:table-cell>
          <table:table-cell office:value-type="float" office:value="0.62803">
            <text:p>0.62803</text:p>
          </table:table-cell>
          <table:table-cell table:formula="of:=AVERAGE([.C17];[.D17];[.E17])" office:value-type="float" office:value="0.627881666666667">
            <text:p>0.6278816667</text:p>
          </table:table-cell>
          <table:table-cell/>
          <table:table-cell office:value-type="float" office:value="384">
            <text:p>384</text:p>
          </table:table-cell>
          <table:table-cell table:formula="of:=[.F5]/(2 * [.F15])" office:value-type="float" office:value="0.902216765672541">
            <text:p>0.9022167657</text:p>
          </table:table-cell>
          <table:table-cell table:formula="of:=[.F5]/(3 * [.F25])" office:value-type="float" office:value="0.844668615671282">
            <text:p>0.8446686157</text:p>
          </table:table-cell>
          <table:table-cell table:formula="of:=[.F5]/ (4 * [.F35])" office:value-type="float" office:value="0.931870451466557">
            <text:p>0.931870451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float" office:value="1.517283">
            <text:p>1.517283</text:p>
          </table:table-cell>
          <table:table-cell office:value-type="float" office:value="1.515384">
            <text:p>1.515384</text:p>
          </table:table-cell>
          <table:table-cell office:value-type="float" office:value="1.538852">
            <text:p>1.538852</text:p>
          </table:table-cell>
          <table:table-cell table:formula="of:=AVERAGE([.C18];[.D18];[.E18])" office:value-type="float" office:value="1.52383966666667">
            <text:p>1.5238396667</text:p>
          </table:table-cell>
          <table:table-cell/>
          <table:table-cell office:value-type="float" office:value="512">
            <text:p>512</text:p>
          </table:table-cell>
          <table:table-cell table:formula="of:=[.F6]/(2 * [.F16])" office:value-type="float" office:value="0.932162373412429">
            <text:p>0.9321623734</text:p>
          </table:table-cell>
          <table:table-cell table:formula="of:=[.F6]/(3 * [.F26])" office:value-type="float" office:value="0.898672905622629">
            <text:p>0.8986729056</text:p>
          </table:table-cell>
          <table:table-cell table:formula="of:=[.F6]/ (4 * [.F36])" office:value-type="float" office:value="0.923275602689664">
            <text:p>0.9232756027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/>
          <table:table-cell office:value-type="float" office:value="5.111999">
            <text:p>5.111999</text:p>
          </table:table-cell>
          <table:table-cell office:value-type="float" office:value="5.110251">
            <text:p>5.110251</text:p>
          </table:table-cell>
          <table:table-cell office:value-type="float" office:value="5.184066">
            <text:p>5.184066</text:p>
          </table:table-cell>
          <table:table-cell table:formula="of:=AVERAGE([.C19];[.D19];[.E19])" office:value-type="float" office:value="5.13543866666667">
            <text:p>5.1354386667</text:p>
          </table:table-cell>
          <table:table-cell/>
          <table:table-cell office:value-type="float" office:value="768">
            <text:p>768</text:p>
          </table:table-cell>
          <table:table-cell table:formula="of:=[.F7]/(2 * [.F17])" office:value-type="float" office:value="0.956540643274078">
            <text:p>0.9565406433</text:p>
          </table:table-cell>
          <table:table-cell table:formula="of:=[.F7]/(3 * [.F27])" office:value-type="float" office:value="0.927328237045821">
            <text:p>0.927328237</text:p>
          </table:table-cell>
          <table:table-cell table:formula="of:=[.F7]/ (4 * [.F37])" office:value-type="float" office:value="0.910758659315019">
            <text:p>0.910758659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/>
          <table:table-cell office:value-type="float" office:value="12.090712">
            <text:p>12.090712</text:p>
          </table:table-cell>
          <table:table-cell office:value-type="float" office:value="12.086609">
            <text:p>12.086609</text:p>
          </table:table-cell>
          <table:table-cell office:value-type="float" office:value="12.089291">
            <text:p>12.089291</text:p>
          </table:table-cell>
          <table:table-cell table:formula="of:=AVERAGE([.C20];[.D20];[.E20])" office:value-type="float" office:value="12.0888706666667">
            <text:p>12.0888706667</text:p>
          </table:table-cell>
          <table:table-cell/>
          <table:table-cell office:value-type="float" office:value="1024">
            <text:p>1024</text:p>
          </table:table-cell>
          <table:table-cell table:formula="of:=[.F8]/(2 * [.F18])" office:value-type="float" office:value="0.965199204028245">
            <text:p>0.965199204</text:p>
          </table:table-cell>
          <table:table-cell table:formula="of:=[.F8]/(3 * [.F28])" office:value-type="float" office:value="0.93730897032903">
            <text:p>0.9373089703</text:p>
          </table:table-cell>
          <table:table-cell table:formula="of:=[.F8]/ (4 * [.F38])" office:value-type="float" office:value="0.918169402943767">
            <text:p>0.9181694029</text:p>
          </table:table-cell>
        </table:table-row>
        <table:table-row table:style-name="ro2">
          <table:table-cell table:number-columns-repeated="7"/>
          <table:table-cell office:value-type="float" office:value="1536">
            <text:p>1536</text:p>
          </table:table-cell>
          <table:table-cell table:formula="of:=[.F9]/(2 * [.F19])" office:value-type="float" office:value="0.97024687796875">
            <text:p>0.970246878</text:p>
          </table:table-cell>
          <table:table-cell table:formula="of:=[.F9]/(3 * [.F29])" office:value-type="float" office:value="0.946068854426328">
            <text:p>0.9460688544</text:p>
          </table:table-cell>
          <table:table-cell table:formula="of:=[.F9]/ (4 * [.F39])" office:value-type="float" office:value="0.922648395986646">
            <text:p>0.92264839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0.005107">
            <text:p>0.005107</text:p>
          </table:table-cell>
          <table:table-cell office:value-type="float" office:value="0.004952">
            <text:p>0.004952</text:p>
          </table:table-cell>
          <table:table-cell office:value-type="float" office:value="0.005003">
            <text:p>0.005003</text:p>
          </table:table-cell>
          <table:table-cell table:formula="of:=AVERAGE([.C22];[.D22];[.E22])" office:value-type="float" office:value="0.00502066666666667">
            <text:p>0.0050206667</text:p>
          </table:table-cell>
          <table:table-cell/>
          <table:table-cell office:value-type="float" office:value="2048">
            <text:p>2048</text:p>
          </table:table-cell>
          <table:table-cell table:formula="of:=[.F10]/(2 * [.F20])" office:value-type="float" office:value="0.970456200871479">
            <text:p>0.9704562009</text:p>
          </table:table-cell>
          <table:table-cell table:formula="of:=[.F10]/(3 * [.F30])" office:value-type="float" office:value="0.944889713382776">
            <text:p>0.9448897134</text:p>
          </table:table-cell>
          <table:table-cell table:formula="of:=[.F10]/ (4 * [.F40])" office:value-type="float" office:value="0.92210307669526">
            <text:p>0.9221030767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0.015987">
            <text:p>0.015987</text:p>
          </table:table-cell>
          <table:table-cell office:value-type="float" office:value="0.01601">
            <text:p>0.01601</text:p>
          </table:table-cell>
          <table:table-cell office:value-type="float" office:value="0.01379">
            <text:p>0.01379</text:p>
          </table:table-cell>
          <table:table-cell table:formula="of:=AVERAGE([.C23];[.D23];[.E23])" office:value-type="float" office:value="0.0152623333333333">
            <text:p>0.0152623333</text:p>
          </table:table-cell>
          <table:table-cell table:number-columns-repeated="5"/>
        </table:table-row>
        <table:table-row table:style-name="ro2">
          <table:table-cell office:value-type="float" office:value="256">
            <text:p>256</text:p>
          </table:table-cell>
          <table:table-cell/>
          <table:table-cell office:value-type="float" office:value="0.016739">
            <text:p>0.016739</text:p>
          </table:table-cell>
          <table:table-cell office:value-type="float" office:value="0.01698">
            <text:p>0.01698</text:p>
          </table:table-cell>
          <table:table-cell office:value-type="float" office:value="0.021162">
            <text:p>0.021162</text:p>
          </table:table-cell>
          <table:table-cell table:formula="of:=AVERAGE([.C24];[.D24];[.E24])" office:value-type="float" office:value="0.0182936666666667">
            <text:p>0.0182936667</text:p>
          </table:table-cell>
          <table:table-cell table:number-columns-repeated="5"/>
        </table:table-row>
        <table:table-row table:style-name="ro2">
          <table:table-cell office:value-type="float" office:value="384">
            <text:p>384</text:p>
          </table:table-cell>
          <table:table-cell/>
          <table:table-cell office:value-type="float" office:value="0.064651">
            <text:p>0.064651</text:p>
          </table:table-cell>
          <table:table-cell office:value-type="float" office:value="0.061131">
            <text:p>0.061131</text:p>
          </table:table-cell>
          <table:table-cell office:value-type="float" office:value="0.06098">
            <text:p>0.06098</text:p>
          </table:table-cell>
          <table:table-cell table:formula="of:=AVERAGE([.C25];[.D25];[.E25])" office:value-type="float" office:value="0.062254">
            <text:p>0.062254</text:p>
          </table:table-cell>
          <table:table-cell table:number-columns-repeated="5"/>
        </table:table-row>
        <table:table-row table:style-name="ro2">
          <table:table-cell office:value-type="float" office:value="512">
            <text:p>512</text:p>
          </table:table-cell>
          <table:table-cell/>
          <table:table-cell office:value-type="float" office:value="0.136234">
            <text:p>0.136234</text:p>
          </table:table-cell>
          <table:table-cell office:value-type="float" office:value="0.134229">
            <text:p>0.134229</text:p>
          </table:table-cell>
          <table:table-cell office:value-type="float" office:value="0.134733">
            <text:p>0.134733</text:p>
          </table:table-cell>
          <table:table-cell table:formula="of:=AVERAGE([.C26];[.D26];[.E26])" office:value-type="float" office:value="0.135065333333333">
            <text:p>0.1350653333</text:p>
          </table:table-cell>
          <table:table-cell table:number-columns-repeated="5"/>
        </table:table-row>
        <table:table-row table:style-name="ro2">
          <table:table-cell office:value-type="float" office:value="768">
            <text:p>768</text:p>
          </table:table-cell>
          <table:table-cell/>
          <table:table-cell office:value-type="float" office:value="0.428568">
            <text:p>0.428568</text:p>
          </table:table-cell>
          <table:table-cell office:value-type="float" office:value="0.434557">
            <text:p>0.434557</text:p>
          </table:table-cell>
          <table:table-cell office:value-type="float" office:value="0.432197">
            <text:p>0.432197</text:p>
          </table:table-cell>
          <table:table-cell table:formula="of:=AVERAGE([.C27];[.D27];[.E27])" office:value-type="float" office:value="0.431774">
            <text:p>0.431774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float" office:value="1.040933">
            <text:p>1.040933</text:p>
          </table:table-cell>
          <table:table-cell office:value-type="float" office:value="1.043946">
            <text:p>1.043946</text:p>
          </table:table-cell>
          <table:table-cell office:value-type="float" office:value="1.053486">
            <text:p>1.053486</text:p>
          </table:table-cell>
          <table:table-cell table:formula="of:=AVERAGE([.C28];[.D28];[.E28])" office:value-type="float" office:value="1.04612166666667">
            <text:p>1.0461216667</text:p>
          </table:table-cell>
          <table:table-cell table:number-columns-repeated="5"/>
        </table:table-row>
        <table:table-row table:style-name="ro2">
          <table:table-cell office:value-type="float" office:value="1536">
            <text:p>1536</text:p>
          </table:table-cell>
          <table:table-cell/>
          <table:table-cell office:value-type="float" office:value="3.497636">
            <text:p>3.497636</text:p>
          </table:table-cell>
          <table:table-cell office:value-type="float" office:value="3.498054">
            <text:p>3.498054</text:p>
          </table:table-cell>
          <table:table-cell office:value-type="float" office:value="3.537673">
            <text:p>3.537673</text:p>
          </table:table-cell>
          <table:table-cell table:formula="of:=AVERAGE([.C29];[.D29];[.E29])" office:value-type="float" office:value="3.511121">
            <text:p>3.511121</text:p>
          </table:table-cell>
          <table:table-cell table:number-columns-repeated="5"/>
        </table:table-row>
        <table:table-row table:style-name="ro2">
          <table:table-cell office:value-type="float" office:value="2048">
            <text:p>2048</text:p>
          </table:table-cell>
          <table:table-cell/>
          <table:table-cell office:value-type="float" office:value="8.278215">
            <text:p>8.278215</text:p>
          </table:table-cell>
          <table:table-cell office:value-type="float" office:value="8.275488">
            <text:p>8.275488</text:p>
          </table:table-cell>
          <table:table-cell office:value-type="float" office:value="8.278231">
            <text:p>8.278231</text:p>
          </table:table-cell>
          <table:table-cell table:formula="of:=AVERAGE([.C30];[.D30];[.E30])" office:value-type="float" office:value="8.27731133333333">
            <text:p>8.2773113333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float" office:value="0.004011">
            <text:p>0.004011</text:p>
          </table:table-cell>
          <table:table-cell office:value-type="float" office:value="0.004247">
            <text:p>0.004247</text:p>
          </table:table-cell>
          <table:table-cell office:value-type="float" office:value="0.003847">
            <text:p>0.003847</text:p>
          </table:table-cell>
          <table:table-cell table:formula="of:=AVERAGE([.C32];[.D32];[.E32])" office:value-type="float" office:value="0.004035">
            <text:p>0.004035</text:p>
          </table:table-cell>
          <table:table-cell table:number-columns-repeated="5"/>
        </table:table-row>
        <table:table-row table:style-name="ro2">
          <table:table-cell office:value-type="float" office:value="192">
            <text:p>192</text:p>
          </table:table-cell>
          <table:table-cell/>
          <table:table-cell office:value-type="float" office:value="0.008683">
            <text:p>0.008683</text:p>
          </table:table-cell>
          <table:table-cell office:value-type="float" office:value="0.005844">
            <text:p>0.005844</text:p>
          </table:table-cell>
          <table:table-cell office:value-type="float" office:value="0.005583">
            <text:p>0.005583</text:p>
          </table:table-cell>
          <table:table-cell table:formula="of:=AVERAGE([.C33];[.D33];[.E33])" office:value-type="float" office:value="0.00670333333333333">
            <text:p>0.0067033333</text:p>
          </table:table-cell>
          <table:table-cell table:number-columns-repeated="5"/>
        </table:table-row>
        <table:table-row table:style-name="ro2">
          <table:table-cell office:value-type="float" office:value="256">
            <text:p>256</text:p>
          </table:table-cell>
          <table:table-cell/>
          <table:table-cell office:value-type="float" office:value="0.012906">
            <text:p>0.012906</text:p>
          </table:table-cell>
          <table:table-cell office:value-type="float" office:value="0.012855">
            <text:p>0.012855</text:p>
          </table:table-cell>
          <table:table-cell office:value-type="float" office:value="0.012919">
            <text:p>0.012919</text:p>
          </table:table-cell>
          <table:table-cell table:formula="of:=AVERAGE([.C34];[.D34];[.E34])" office:value-type="float" office:value="0.0128933333333333">
            <text:p>0.0128933333</text:p>
          </table:table-cell>
          <table:table-cell table:number-columns-repeated="5"/>
        </table:table-row>
        <table:table-row table:style-name="ro2">
          <table:table-cell office:value-type="float" office:value="384">
            <text:p>384</text:p>
          </table:table-cell>
          <table:table-cell/>
          <table:table-cell office:value-type="float" office:value="0.042088">
            <text:p>0.042088</text:p>
          </table:table-cell>
          <table:table-cell office:value-type="float" office:value="0.042247">
            <text:p>0.042247</text:p>
          </table:table-cell>
          <table:table-cell office:value-type="float" office:value="0.042629">
            <text:p>0.042629</text:p>
          </table:table-cell>
          <table:table-cell table:formula="of:=AVERAGE([.C35];[.D35];[.E35])" office:value-type="float" office:value="0.0423213333333333">
            <text:p>0.0423213333</text:p>
          </table:table-cell>
          <table:table-cell table:number-columns-repeated="5"/>
        </table:table-row>
        <table:table-row table:style-name="ro2">
          <table:table-cell office:value-type="float" office:value="512">
            <text:p>512</text:p>
          </table:table-cell>
          <table:table-cell/>
          <table:table-cell office:value-type="float" office:value="0.09837">
            <text:p>0.09837</text:p>
          </table:table-cell>
          <table:table-cell office:value-type="float" office:value="0.097934">
            <text:p>0.097934</text:p>
          </table:table-cell>
          <table:table-cell office:value-type="float" office:value="0.099495">
            <text:p>0.099495</text:p>
          </table:table-cell>
          <table:table-cell table:formula="of:=AVERAGE([.C36];[.D36];[.E36])" office:value-type="float" office:value="0.0985996666666667">
            <text:p>0.0985996667</text:p>
          </table:table-cell>
          <table:table-cell table:number-columns-repeated="5"/>
        </table:table-row>
        <table:table-row table:style-name="ro2">
          <table:table-cell office:value-type="float" office:value="768">
            <text:p>768</text:p>
          </table:table-cell>
          <table:table-cell/>
          <table:table-cell office:value-type="float" office:value="0.329105">
            <text:p>0.329105</text:p>
          </table:table-cell>
          <table:table-cell office:value-type="float" office:value="0.329907">
            <text:p>0.329907</text:p>
          </table:table-cell>
          <table:table-cell office:value-type="float" office:value="0.330154">
            <text:p>0.330154</text:p>
          </table:table-cell>
          <table:table-cell table:formula="of:=AVERAGE([.C37];[.D37];[.E37])" office:value-type="float" office:value="0.329722">
            <text:p>0.329722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float" office:value="0.798945">
            <text:p>0.798945</text:p>
          </table:table-cell>
          <table:table-cell office:value-type="float" office:value="0.795852">
            <text:p>0.795852</text:p>
          </table:table-cell>
          <table:table-cell office:value-type="float" office:value="0.808042">
            <text:p>0.808042</text:p>
          </table:table-cell>
          <table:table-cell table:formula="of:=AVERAGE([.C38];[.D38];[.E38])" office:value-type="float" office:value="0.800946333333333">
            <text:p>0.8009463333</text:p>
          </table:table-cell>
          <table:table-cell table:number-columns-repeated="5"/>
        </table:table-row>
        <table:table-row table:style-name="ro2">
          <table:table-cell office:value-type="float" office:value="1536">
            <text:p>1536</text:p>
          </table:table-cell>
          <table:table-cell/>
          <table:table-cell office:value-type="float" office:value="2.68816">
            <text:p>2.68816</text:p>
          </table:table-cell>
          <table:table-cell office:value-type="float" office:value="2.68728">
            <text:p>2.68728</text:p>
          </table:table-cell>
          <table:table-cell office:value-type="float" office:value="2.725116">
            <text:p>2.725116</text:p>
          </table:table-cell>
          <table:table-cell table:formula="of:=AVERAGE([.C39];[.D39];[.E39])" office:value-type="float" office:value="2.70018533333333">
            <text:p>2.7001853333</text:p>
          </table:table-cell>
          <table:table-cell table:number-columns-repeated="5"/>
        </table:table-row>
        <table:table-row table:style-name="ro2">
          <table:table-cell office:value-type="float" office:value="2048">
            <text:p>2048</text:p>
          </table:table-cell>
          <table:table-cell/>
          <table:table-cell office:value-type="float" office:value="6.355615">
            <text:p>6.355615</text:p>
          </table:table-cell>
          <table:table-cell office:value-type="float" office:value="6.37327">
            <text:p>6.37327</text:p>
          </table:table-cell>
          <table:table-cell office:value-type="float" office:value="6.355293">
            <text:p>6.355293</text:p>
          </table:table-cell>
          <table:table-cell table:formula="of:=AVERAGE([.C40];[.D40];[.E40])" office:value-type="float" office:value="6.36139266666667">
            <text:p>6.3613926667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>
            <text:p>Number of Threads</text:p>
          </table:table-cell>
          <table:table-cell office:value-type="string">
            <text:p>Speedup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">
            <text:p>2</text:p>
          </table:table-cell>
          <table:table-cell office:value-type="float" office:value="1.940912402">
            <text:p>1.94091240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 Thread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2.83466914">
            <text:p>2.834669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 Threads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3.688412307">
            <text:p>3.68841230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3 Thread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4 Threads</text:p>
          </table:table-cell>
          <table:table-cell table:number-columns-repeated="9"/>
        </table:table-row>
        <table:table-row table:style-name="ro2">
          <table:table-cell table:number-columns-repeated="7"/>
          <table:table-cell office:value-type="string">
            <text:p>Number of Threads</text:p>
          </table:table-cell>
          <table:table-cell office:value-type="string">
            <text:p>Efficiency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2">
            <text:p>2</text:p>
          </table:table-cell>
          <table:table-cell office:value-type="float" office:value="0.970456201">
            <text:p>0.970456201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3">
            <text:p>3</text:p>
          </table:table-cell>
          <table:table-cell office:value-type="float" office:value="0.944889713">
            <text:p>0.944889713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4">
            <text:p>4</text:p>
          </table:table-cell>
          <table:table-cell office:value-type="float" office:value="0.922103077">
            <text:p>0.922103077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svg:width="7.7394in" svg:height="3.8815in" svg:x="0.5748in" svg:y="4.2902in">
            <draw:object draw:notify-on-update-of-ranges="Sheet1.A22:Sheet1.A30 Sheet1.B43:Sheet1.B43 Sheet1.F2:Sheet1.F10 Sheet1.A22:Sheet1.A30 Sheet1.B44:Sheet1.B44 Sheet1.F12:Sheet1.F20 Sheet1.A22:Sheet1.A30 Sheet1.B45:Sheet1.B45 Sheet1.F22:Sheet1.F30 Sheet1.A22:Sheet1.A30 Sheet1.B46:Sheet1.B46 Sheet1.F32:Sheet1.F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7.5772in" svg:height="4.3276in" svg:x="1.5394in" svg:y="0in">
            <draw:object draw:notify-on-update-of-ranges="Sheet1.A22:Sheet1.A30 Sheet1.B43:Sheet1.B43 Sheet1.F2:Sheet1.F10 Sheet1.A22:Sheet1.A30 Sheet1.B44:Sheet1.B44 Sheet1.F12:Sheet1.F20 Sheet1.A22:Sheet1.A30 Sheet1.B45:Sheet1.B45 Sheet1.F22:Sheet1.F30 Sheet1.A22:Sheet1.A30 Sheet1.B46:Sheet1.B46 Sheet1.F32:Sheet1.F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9.1713in" svg:y="3.8382in">
            <draw:object draw:notify-on-update-of-ranges="Sheet1.H2:Sheet1.H10 Sheet1.I1:Sheet1.I1 Sheet1.I2:Sheet1.I10 Sheet1.H2:Sheet1.H10 Sheet1.J1:Sheet1.J1 Sheet1.J2:Sheet1.J10 Sheet1.H2:Sheet1.H10 Sheet1.K1:Sheet1.K1 Sheet1.K2:Sheet1.K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6.2988in" svg:height="3.5429in" svg:x="9.1059in" svg:y="0.2197in">
            <draw:object draw:notify-on-update-of-ranges="Sheet1.H14:Sheet1.H22 Sheet1.I13:Sheet1.I13 Sheet1.I14:Sheet1.I22 Sheet1.H14:Sheet1.H22 Sheet1.J13:Sheet1.J13 Sheet1.J14:Sheet1.J22 Sheet1.H14:Sheet1.H22 Sheet1.K13:Sheet1.K13 Sheet1.K14:Sheet1.K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2.8189in" svg:y="7.6657in">
            <draw:object draw:notify-on-update-of-ranges="Sheet1.H42:Sheet1.H44 Sheet1.I41:Sheet1.I41 Sheet1.I42:Sheet1.I4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9.6701in" svg:y="7.6555in">
            <draw:object draw:notify-on-update-of-ranges="Sheet1.H48:Sheet1.H50 Sheet1.I47:Sheet1.I47 Sheet1.I48:Sheet1.I5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Owusu-Asare</meta:initial-creator>
    <meta:creation-date>2014-10-13T17:03:02</meta:creation-date>
    <dc:date>2014-10-14T18:13:59</dc:date>
    <dc:creator>Albert Owusu-Asare</dc:creator>
    <meta:editing-duration>PT33M19S</meta:editing-duration>
    <meta:editing-cycles>4</meta:editing-cycles>
    <meta:generator>LibreOffice/3.5$Linux_X86_64 LibreOffice_project/350m1$Build-2</meta:generator>
    <meta:document-statistic meta:table-count="3" meta:cell-count="28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2cm" svg:y="0.316cm" chart:style-name="ch2">
          <text:p>Matrix Size vs Speedup</text:p>
        </chart:title>
        <chart:legend chart:legend-position="end" svg:x="12.804cm" svg:y="3.703cm" style:legend-expansion="high" chart:style-name="ch3"/>
        <chart:plot-area chart:style-name="ch4" table:cell-range-address="Sheet1.H2:Sheet1.K10 Sheet1.I1:Sheet1.K1" chart:data-source-has-labels="row" svg:x="1.331cm" svg:y="1.635cm" svg:width="10.833cm" svg:height="6.204cm">
          <chartooo:coordinate-region svg:x="2.058cm" svg:y="1.835cm" svg:width="9.734cm" svg:height="5.357cm"/>
          <chart:axis chart:dimension="x" chart:name="primary-x" chart:style-name="ch5">
            <chart:title svg:x="5.631cm" svg:y="8.019cm" chart:style-name="ch6">
              <text:p>Matrix Size (N)</text:p>
            </chart:title>
          </chart:axis>
          <chart:axis chart:dimension="y" chart:name="primary-y" chart:style-name="ch7">
            <chart:title svg:x="0.451cm" svg:y="5.456cm" chart:style-name="ch8">
              <text:p>Speedup</text:p>
            </chart:title>
            <chart:grid chart:style-name="ch9" chart:class="major"/>
          </chart:axis>
          <chart:series chart:style-name="ch10" chart:values-cell-range-address="Sheet1.I2:Sheet1.I10" chart:label-cell-address="Sheet1.I1:Sheet1.I1" chart:class="chart:scatter">
            <chart:domain table:cell-range-address="Sheet1.H2:Sheet1.H10"/>
            <chart:data-point chart:repeated="9"/>
          </chart:series>
          <chart:series chart:style-name="ch11" chart:values-cell-range-address="Sheet1.J2:Sheet1.J10" chart:label-cell-address="Sheet1.J1:Sheet1.J1" chart:class="chart:scatter">
            <chart:data-point chart:repeated="9"/>
          </chart:series>
          <chart:series chart:style-name="ch12" chart:values-cell-range-address="Sheet1.K2:Sheet1.K10" chart:label-cell-address="Sheet1.K1:Sheet1.K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peedup T2</text:p>
                <draw:g>
                  <svg:desc>Sheet1.I1:Sheet1.I1</svg:desc>
                </draw:g>
              </table:table-cell>
              <table:table-cell office:value-type="string">
                <text:p>Speedup T3</text:p>
                <draw:g>
                  <svg:desc>Sheet1.J1:Sheet1.J1</svg:desc>
                </draw:g>
              </table:table-cell>
              <table:table-cell office:value-type="string">
                <text:p>Speedup T4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H2:Sheet1.H10</svg:desc>
                </draw:g>
              </table:table-cell>
              <table:table-cell office:value-type="float" office:value="1.06579256544011">
                <text:p>1.06579256544011</text:p>
                <draw:g>
                  <svg:desc>Sheet1.I2:Sheet1.I10</svg:desc>
                </draw:g>
              </table:table-cell>
              <table:table-cell office:value-type="float" office:value="1.50570973310317">
                <text:p>1.50570973310317</text:p>
                <draw:g>
                  <svg:desc>Sheet1.J2:Sheet1.J10</svg:desc>
                </draw:g>
              </table:table-cell>
              <table:table-cell office:value-type="float" office:value="1.87352333746386">
                <text:p>1.87352333746386</text:p>
                <draw:g>
                  <svg:desc>Sheet1.K2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.56144781144781">
                <text:p>1.56144781144781</text:p>
              </table:table-cell>
              <table:table-cell office:value-type="float" office:value="1.66106099984712">
                <text:p>1.66106099984712</text:p>
              </table:table-cell>
              <table:table-cell office:value-type="float" office:value="3.78194927896569">
                <text:p>3.78194927896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.70433915846624">
                <text:p>1.70433915846624</text:p>
              </table:table-cell>
              <table:table-cell office:value-type="float" office:value="2.92862739381571">
                <text:p>2.92862739381571</text:p>
              </table:table-cell>
              <table:table-cell office:value-type="float" office:value="4.1552740434333">
                <text:p>4.1552740434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1.80443353134508">
                <text:p>1.80443353134508</text:p>
              </table:table-cell>
              <table:table-cell office:value-type="float" office:value="2.53400584701385">
                <text:p>2.53400584701385</text:p>
              </table:table-cell>
              <table:table-cell office:value-type="float" office:value="3.72748180586623">
                <text:p>3.72748180586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.86432474682486">
                <text:p>1.86432474682486</text:p>
              </table:table-cell>
              <table:table-cell office:value-type="float" office:value="2.69601871686789">
                <text:p>2.69601871686789</text:p>
              </table:table-cell>
              <table:table-cell office:value-type="float" office:value="3.69310241075866">
                <text:p>3.69310241075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.91308128654816">
                <text:p>1.91308128654816</text:p>
              </table:table-cell>
              <table:table-cell office:value-type="float" office:value="2.78198471113746">
                <text:p>2.78198471113746</text:p>
              </table:table-cell>
              <table:table-cell office:value-type="float" office:value="3.64303463726008">
                <text:p>3.6430346372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.93039840805649">
                <text:p>1.93039840805649</text:p>
              </table:table-cell>
              <table:table-cell office:value-type="float" office:value="2.81192691098709">
                <text:p>2.81192691098709</text:p>
              </table:table-cell>
              <table:table-cell office:value-type="float" office:value="3.67267761177507">
                <text:p>3.67267761177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1.9404937559375">
                <text:p>1.9404937559375</text:p>
              </table:table-cell>
              <table:table-cell office:value-type="float" office:value="2.83820656327898">
                <text:p>2.83820656327898</text:p>
              </table:table-cell>
              <table:table-cell office:value-type="float" office:value="3.69059358394658">
                <text:p>3.69059358394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1.94091240174296">
                <text:p>1.94091240174296</text:p>
              </table:table-cell>
              <table:table-cell office:value-type="float" office:value="2.83466914014833">
                <text:p>2.83466914014833</text:p>
              </table:table-cell>
              <table:table-cell office:value-type="float" office:value="3.68841230678104">
                <text:p>3.68841230678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Matrix Size N vs Efficiency</text:p>
        </chart:title>
        <chart:legend chart:legend-position="end" svg:x="12.619cm" svg:y="3.703cm" style:legend-expansion="high" chart:style-name="ch3"/>
        <chart:plot-area chart:style-name="ch4" table:cell-range-address="Sheet1.H14:Sheet1.K22 Sheet1.I13:Sheet1.K13" chart:data-source-has-labels="row" svg:x="1.331cm" svg:y="1.635cm" svg:width="10.648cm" svg:height="6.204cm">
          <chartooo:coordinate-region svg:x="2.058cm" svg:y="1.835cm" svg:width="9.549cm" svg:height="5.357cm"/>
          <chart:axis chart:dimension="x" chart:name="primary-x" chart:style-name="ch5">
            <chart:title svg:x="5.539cm" svg:y="8.019cm" chart:style-name="ch6">
              <text:p>Matrix Size (N)</text:p>
            </chart:title>
          </chart:axis>
          <chart:axis chart:dimension="y" chart:name="primary-y" chart:style-name="ch7">
            <chart:title svg:x="0.451cm" svg:y="5.482cm" chart:style-name="ch8">
              <text:p>Efficiency</text:p>
            </chart:title>
            <chart:grid chart:style-name="ch9" chart:class="major"/>
          </chart:axis>
          <chart:series chart:style-name="ch10" chart:values-cell-range-address="Sheet1.I14:Sheet1.I22" chart:label-cell-address="Sheet1.I13:Sheet1.I13" chart:class="chart:scatter">
            <chart:domain table:cell-range-address="Sheet1.H14:Sheet1.H22"/>
            <chart:data-point chart:repeated="9"/>
          </chart:series>
          <chart:series chart:style-name="ch11" chart:values-cell-range-address="Sheet1.J14:Sheet1.J22" chart:label-cell-address="Sheet1.J13:Sheet1.J13" chart:class="chart:scatter">
            <chart:data-point chart:repeated="9"/>
          </chart:series>
          <chart:series chart:style-name="ch12" chart:values-cell-range-address="Sheet1.K14:Sheet1.K22" chart:label-cell-address="Sheet1.K13:Sheet1.K1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fficiency T2</text:p>
                <draw:g>
                  <svg:desc>Sheet1.I13:Sheet1.I13</svg:desc>
                </draw:g>
              </table:table-cell>
              <table:table-cell office:value-type="string">
                <text:p>Efficiency T3</text:p>
                <draw:g>
                  <svg:desc>Sheet1.J13:Sheet1.J13</svg:desc>
                </draw:g>
              </table:table-cell>
              <table:table-cell office:value-type="string">
                <text:p>Efficiency T4</text:p>
                <draw:g>
                  <svg:desc>Sheet1.K13:Sheet1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H14:Sheet1.H22</svg:desc>
                </draw:g>
              </table:table-cell>
              <table:table-cell office:value-type="float" office:value="0.532896282720053">
                <text:p>0.532896282720053</text:p>
                <draw:g>
                  <svg:desc>Sheet1.I14:Sheet1.I22</svg:desc>
                </draw:g>
              </table:table-cell>
              <table:table-cell office:value-type="float" office:value="0.501903244367724">
                <text:p>0.501903244367724</text:p>
                <draw:g>
                  <svg:desc>Sheet1.J14:Sheet1.J22</svg:desc>
                </draw:g>
              </table:table-cell>
              <table:table-cell office:value-type="float" office:value="0.468380834365965">
                <text:p>0.468380834365965</text:p>
                <draw:g>
                  <svg:desc>Sheet1.K14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0.780723905723906">
                <text:p>0.780723905723906</text:p>
              </table:table-cell>
              <table:table-cell office:value-type="float" office:value="0.553686999949039">
                <text:p>0.553686999949039</text:p>
              </table:table-cell>
              <table:table-cell office:value-type="float" office:value="0.945487319741422">
                <text:p>0.945487319741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852169579233119">
                <text:p>0.852169579233119</text:p>
              </table:table-cell>
              <table:table-cell office:value-type="float" office:value="0.976209131271903">
                <text:p>0.976209131271903</text:p>
              </table:table-cell>
              <table:table-cell office:value-type="float" office:value="1.03881851085832">
                <text:p>1.03881851085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902216765672541">
                <text:p>0.902216765672541</text:p>
              </table:table-cell>
              <table:table-cell office:value-type="float" office:value="0.844668615671282">
                <text:p>0.844668615671282</text:p>
              </table:table-cell>
              <table:table-cell office:value-type="float" office:value="0.931870451466557">
                <text:p>0.931870451466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932162373412429">
                <text:p>0.932162373412429</text:p>
              </table:table-cell>
              <table:table-cell office:value-type="float" office:value="0.898672905622629">
                <text:p>0.898672905622629</text:p>
              </table:table-cell>
              <table:table-cell office:value-type="float" office:value="0.923275602689664">
                <text:p>0.923275602689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0.956540643274078">
                <text:p>0.956540643274078</text:p>
              </table:table-cell>
              <table:table-cell office:value-type="float" office:value="0.927328237045821">
                <text:p>0.927328237045821</text:p>
              </table:table-cell>
              <table:table-cell office:value-type="float" office:value="0.910758659315019">
                <text:p>0.910758659315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965199204028245">
                <text:p>0.965199204028245</text:p>
              </table:table-cell>
              <table:table-cell office:value-type="float" office:value="0.93730897032903">
                <text:p>0.93730897032903</text:p>
              </table:table-cell>
              <table:table-cell office:value-type="float" office:value="0.918169402943767">
                <text:p>0.918169402943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0.97024687796875">
                <text:p>0.97024687796875</text:p>
              </table:table-cell>
              <table:table-cell office:value-type="float" office:value="0.946068854426328">
                <text:p>0.946068854426328</text:p>
              </table:table-cell>
              <table:table-cell office:value-type="float" office:value="0.922648395986646">
                <text:p>0.922648395986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970456200871479">
                <text:p>0.970456200871479</text:p>
              </table:table-cell>
              <table:table-cell office:value-type="float" office:value="0.944889713382776">
                <text:p>0.944889713382776</text:p>
              </table:table-cell>
              <table:table-cell office:value-type="float" office:value="0.92210307669526">
                <text:p>0.92210307669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59cm" svg:height="9.86cm" xlink:href=".." xlink:type="simple" chart:class="chart:scatter" chart:style-name="ch1">
        <chart:title svg:x="3.687cm" svg:y="0.333cm" chart:style-name="ch2">
          <text:p>Graph of Average Times vs Matrix Size on Logarithmic Scale</text:p>
        </chart:title>
        <chart:legend svg:x="16.123cm" svg:y="4.118cm" style:legend-expansion="custom" chartooo:width="3.174cm" chartooo:height="2.623cm" style:legend-expansion-aspect-ratio="1.21006481128479" chart:style-name="ch3"/>
        <chart:plot-area chart:style-name="ch4" table:cell-range-address="Sheet1.A22:Sheet1.A30 Sheet1.B43:Sheet1.B46 Sheet1.F2:Sheet1.F10 Sheet1.F12:Sheet1.F20 Sheet1.F22:Sheet1.F30 Sheet1.F32:Sheet1.F40" chart:data-source-has-labels="row" svg:x="1.299cm" svg:y="1.809cm" svg:width="14.826cm" svg:height="6.718cm">
          <chartooo:coordinate-region svg:x="2.397cm" svg:y="2.008cm" svg:width="13.728cm" svg:height="5.872cm"/>
          <chart:axis chart:dimension="x" chart:name="primary-x" chart:style-name="ch5">
            <chart:title svg:x="7.596cm" svg:y="8.724cm" chart:style-name="ch6">
              <text:p>Matrix Size (N)</text:p>
            </chart:title>
          </chart:axis>
          <chart:axis chart:dimension="y" chart:name="primary-y" chart:style-name="ch7">
            <chart:title svg:x="0.346cm" svg:y="7.011cm" chart:style-name="ch8">
              <text:p>Average Time (Seconds)</text:p>
            </chart:title>
            <chart:grid chart:style-name="ch9" chart:class="major"/>
          </chart:axis>
          <chart:series chart:style-name="ch10" chart:values-cell-range-address="Sheet1.F2:Sheet1.F10" chart:label-cell-address="Sheet1.B43:Sheet1.B43" chart:class="chart:scatter">
            <chart:domain table:cell-range-address="Sheet1.A22:Sheet1.A30"/>
            <chart:data-point chart:repeated="9"/>
          </chart:series>
          <chart:series chart:style-name="ch11" chart:values-cell-range-address="Sheet1.F12:Sheet1.F20" chart:label-cell-address="Sheet1.B44:Sheet1.B44" chart:class="chart:scatter">
            <chart:data-point chart:repeated="9"/>
          </chart:series>
          <chart:series chart:style-name="ch12" chart:values-cell-range-address="Sheet1.F22:Sheet1.F30" chart:label-cell-address="Sheet1.B45:Sheet1.B45" chart:class="chart:scatter">
            <chart:data-point chart:repeated="9"/>
          </chart:series>
          <chart:series chart:style-name="ch13" chart:values-cell-range-address="Sheet1.F32:Sheet1.F40" chart:label-cell-address="Sheet1.B46:Sheet1.B4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Thread</text:p>
                <draw:g>
                  <svg:desc>Sheet1.B43:Sheet1.B43</svg:desc>
                </draw:g>
              </table:table-cell>
              <table:table-cell office:value-type="string">
                <text:p>2 Threads</text:p>
                <draw:g>
                  <svg:desc>Sheet1.B44:Sheet1.B44</svg:desc>
                </draw:g>
              </table:table-cell>
              <table:table-cell office:value-type="string">
                <text:p>3 Threads</text:p>
                <draw:g>
                  <svg:desc>Sheet1.B45:Sheet1.B45</svg:desc>
                </draw:g>
              </table:table-cell>
              <table:table-cell office:value-type="string">
                <text:p>4 Threads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22:Sheet1.A30</svg:desc>
                </draw:g>
              </table:table-cell>
              <table:table-cell office:value-type="float" office:value="0.00755966666666667">
                <text:p>0.00755966666666667</text:p>
                <draw:g>
                  <svg:desc>Sheet1.F2:Sheet1.F10</svg:desc>
                </draw:g>
              </table:table-cell>
              <table:table-cell office:value-type="float" office:value="0.007093">
                <text:p>0.007093</text:p>
                <draw:g>
                  <svg:desc>Sheet1.F12:Sheet1.F20</svg:desc>
                </draw:g>
              </table:table-cell>
              <table:table-cell office:value-type="float" office:value="0.00502066666666667">
                <text:p>0.00502066666666667</text:p>
                <draw:g>
                  <svg:desc>Sheet1.F22:Sheet1.F30</svg:desc>
                </draw:g>
              </table:table-cell>
              <table:table-cell office:value-type="float" office:value="0.004035">
                <text:p>0.004035</text:p>
                <draw:g>
                  <svg:desc>Sheet1.F32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0.0253516666666667">
                <text:p>0.0253516666666667</text:p>
              </table:table-cell>
              <table:table-cell office:value-type="float" office:value="0.016236">
                <text:p>0.016236</text:p>
              </table:table-cell>
              <table:table-cell office:value-type="float" office:value="0.0152623333333333">
                <text:p>0.0152623333333333</text:p>
              </table:table-cell>
              <table:table-cell office:value-type="float" office:value="0.00670333333333333">
                <text:p>0.0067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535753333333333">
                <text:p>0.0535753333333333</text:p>
              </table:table-cell>
              <table:table-cell office:value-type="float" office:value="0.0314346666666667">
                <text:p>0.0314346666666667</text:p>
              </table:table-cell>
              <table:table-cell office:value-type="float" office:value="0.0182936666666667">
                <text:p>0.0182936666666667</text:p>
              </table:table-cell>
              <table:table-cell office:value-type="float" office:value="0.0128933333333333">
                <text:p>0.0128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157752">
                <text:p>0.157752</text:p>
              </table:table-cell>
              <table:table-cell office:value-type="float" office:value="0.0874246666666667">
                <text:p>0.0874246666666667</text:p>
              </table:table-cell>
              <table:table-cell office:value-type="float" office:value="0.062254">
                <text:p>0.062254</text:p>
              </table:table-cell>
              <table:table-cell office:value-type="float" office:value="0.0423213333333333">
                <text:p>0.042321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364138666666667">
                <text:p>0.364138666666667</text:p>
              </table:table-cell>
              <table:table-cell office:value-type="float" office:value="0.195319333333333">
                <text:p>0.195319333333333</text:p>
              </table:table-cell>
              <table:table-cell office:value-type="float" office:value="0.135065333333333">
                <text:p>0.135065333333333</text:p>
              </table:table-cell>
              <table:table-cell office:value-type="float" office:value="0.0985996666666667">
                <text:p>0.098599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.20118866666667">
                <text:p>1.20118866666667</text:p>
              </table:table-cell>
              <table:table-cell office:value-type="float" office:value="0.627881666666667">
                <text:p>0.627881666666667</text:p>
              </table:table-cell>
              <table:table-cell office:value-type="float" office:value="0.431774">
                <text:p>0.431774</text:p>
              </table:table-cell>
              <table:table-cell office:value-type="float" office:value="0.329722">
                <text:p>0.329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2.94161766666667">
                <text:p>2.94161766666667</text:p>
              </table:table-cell>
              <table:table-cell office:value-type="float" office:value="1.52383966666667">
                <text:p>1.52383966666667</text:p>
              </table:table-cell>
              <table:table-cell office:value-type="float" office:value="1.04612166666667">
                <text:p>1.04612166666667</text:p>
              </table:table-cell>
              <table:table-cell office:value-type="float" office:value="0.800946333333333">
                <text:p>0.800946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9.96528666666667">
                <text:p>9.96528666666667</text:p>
              </table:table-cell>
              <table:table-cell office:value-type="float" office:value="5.13543866666667">
                <text:p>5.13543866666667</text:p>
              </table:table-cell>
              <table:table-cell office:value-type="float" office:value="3.511121">
                <text:p>3.511121</text:p>
              </table:table-cell>
              <table:table-cell office:value-type="float" office:value="2.70018533333333">
                <text:p>2.700185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3.463439">
                <text:p>23.463439</text:p>
              </table:table-cell>
              <table:table-cell office:value-type="float" office:value="12.0888706666667">
                <text:p>12.0888706666667</text:p>
              </table:table-cell>
              <table:table-cell office:value-type="float" office:value="8.27731133333333">
                <text:p>8.27731133333333</text:p>
              </table:table-cell>
              <table:table-cell office:value-type="float" office:value="6.36139266666667">
                <text:p>6.361392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47cm" svg:height="10.993cm" xlink:href=".." xlink:type="simple" chart:class="chart:scatter" chart:style-name="ch1">
        <chart:title svg:x="5.624cm" svg:y="0.355cm" chart:style-name="ch2">
          <text:p>Graph of Average Times vs Matrix Size</text:p>
        </chart:title>
        <chart:legend svg:x="15.787cm" svg:y="4.591cm" style:legend-expansion="custom" chartooo:width="3.107cm" chartooo:height="2.925cm" style:legend-expansion-aspect-ratio="1.06222222222222" chart:style-name="ch3"/>
        <chart:plot-area chart:style-name="ch4" table:cell-range-address="Sheet1.A22:Sheet1.A30 Sheet1.B43:Sheet1.B46 Sheet1.F2:Sheet1.F10 Sheet1.F12:Sheet1.F20 Sheet1.F22:Sheet1.F30 Sheet1.F32:Sheet1.F40" chart:data-source-has-labels="row" svg:x="1.726cm" svg:y="2.039cm" svg:width="14.061cm" svg:height="7.391cm">
          <chartooo:coordinate-region svg:x="2.347cm" svg:y="2.238cm" svg:width="13.44cm" svg:height="6.545cm"/>
          <chart:axis chart:dimension="x" chart:name="primary-x" chart:style-name="ch5">
            <chart:title svg:x="7.64cm" svg:y="9.649cm" chart:style-name="ch6">
              <text:p>Matrix Size (N)</text:p>
            </chart:title>
          </chart:axis>
          <chart:axis chart:dimension="y" chart:name="primary-y" chart:style-name="ch7">
            <chart:title svg:x="0.782cm" svg:y="7.577cm" chart:style-name="ch8">
              <text:p>Average Time (Seconds)</text:p>
            </chart:title>
            <chart:grid chart:style-name="ch9" chart:class="major"/>
          </chart:axis>
          <chart:series chart:style-name="ch10" chart:values-cell-range-address="Sheet1.F2:Sheet1.F10" chart:label-cell-address="Sheet1.B43:Sheet1.B43" chart:class="chart:scatter">
            <chart:domain table:cell-range-address="Sheet1.A22:Sheet1.A30"/>
            <chart:data-point chart:repeated="9"/>
          </chart:series>
          <chart:series chart:style-name="ch11" chart:values-cell-range-address="Sheet1.F12:Sheet1.F20" chart:label-cell-address="Sheet1.B44:Sheet1.B44" chart:class="chart:scatter">
            <chart:data-point chart:repeated="9"/>
          </chart:series>
          <chart:series chart:style-name="ch12" chart:values-cell-range-address="Sheet1.F22:Sheet1.F30" chart:label-cell-address="Sheet1.B45:Sheet1.B45" chart:class="chart:scatter">
            <chart:data-point chart:repeated="9"/>
          </chart:series>
          <chart:series chart:style-name="ch13" chart:values-cell-range-address="Sheet1.F32:Sheet1.F40" chart:label-cell-address="Sheet1.B46:Sheet1.B4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Thread</text:p>
                <draw:g>
                  <svg:desc>Sheet1.B43:Sheet1.B43</svg:desc>
                </draw:g>
              </table:table-cell>
              <table:table-cell office:value-type="string">
                <text:p>2 Threads</text:p>
                <draw:g>
                  <svg:desc>Sheet1.B44:Sheet1.B44</svg:desc>
                </draw:g>
              </table:table-cell>
              <table:table-cell office:value-type="string">
                <text:p>3 Threads</text:p>
                <draw:g>
                  <svg:desc>Sheet1.B45:Sheet1.B45</svg:desc>
                </draw:g>
              </table:table-cell>
              <table:table-cell office:value-type="string">
                <text:p>4 Threads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A22:Sheet1.A30</svg:desc>
                </draw:g>
              </table:table-cell>
              <table:table-cell office:value-type="float" office:value="0.00755966666666667">
                <text:p>0.00755966666666667</text:p>
                <draw:g>
                  <svg:desc>Sheet1.F2:Sheet1.F10</svg:desc>
                </draw:g>
              </table:table-cell>
              <table:table-cell office:value-type="float" office:value="0.007093">
                <text:p>0.007093</text:p>
                <draw:g>
                  <svg:desc>Sheet1.F12:Sheet1.F20</svg:desc>
                </draw:g>
              </table:table-cell>
              <table:table-cell office:value-type="float" office:value="0.00502066666666667">
                <text:p>0.00502066666666667</text:p>
                <draw:g>
                  <svg:desc>Sheet1.F22:Sheet1.F30</svg:desc>
                </draw:g>
              </table:table-cell>
              <table:table-cell office:value-type="float" office:value="0.004035">
                <text:p>0.004035</text:p>
                <draw:g>
                  <svg:desc>Sheet1.F32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0.0253516666666667">
                <text:p>0.0253516666666667</text:p>
              </table:table-cell>
              <table:table-cell office:value-type="float" office:value="0.016236">
                <text:p>0.016236</text:p>
              </table:table-cell>
              <table:table-cell office:value-type="float" office:value="0.0152623333333333">
                <text:p>0.0152623333333333</text:p>
              </table:table-cell>
              <table:table-cell office:value-type="float" office:value="0.00670333333333333">
                <text:p>0.0067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535753333333333">
                <text:p>0.0535753333333333</text:p>
              </table:table-cell>
              <table:table-cell office:value-type="float" office:value="0.0314346666666667">
                <text:p>0.0314346666666667</text:p>
              </table:table-cell>
              <table:table-cell office:value-type="float" office:value="0.0182936666666667">
                <text:p>0.0182936666666667</text:p>
              </table:table-cell>
              <table:table-cell office:value-type="float" office:value="0.0128933333333333">
                <text:p>0.0128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157752">
                <text:p>0.157752</text:p>
              </table:table-cell>
              <table:table-cell office:value-type="float" office:value="0.0874246666666667">
                <text:p>0.0874246666666667</text:p>
              </table:table-cell>
              <table:table-cell office:value-type="float" office:value="0.062254">
                <text:p>0.062254</text:p>
              </table:table-cell>
              <table:table-cell office:value-type="float" office:value="0.0423213333333333">
                <text:p>0.042321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364138666666667">
                <text:p>0.364138666666667</text:p>
              </table:table-cell>
              <table:table-cell office:value-type="float" office:value="0.195319333333333">
                <text:p>0.195319333333333</text:p>
              </table:table-cell>
              <table:table-cell office:value-type="float" office:value="0.135065333333333">
                <text:p>0.135065333333333</text:p>
              </table:table-cell>
              <table:table-cell office:value-type="float" office:value="0.0985996666666667">
                <text:p>0.098599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.20118866666667">
                <text:p>1.20118866666667</text:p>
              </table:table-cell>
              <table:table-cell office:value-type="float" office:value="0.627881666666667">
                <text:p>0.627881666666667</text:p>
              </table:table-cell>
              <table:table-cell office:value-type="float" office:value="0.431774">
                <text:p>0.431774</text:p>
              </table:table-cell>
              <table:table-cell office:value-type="float" office:value="0.329722">
                <text:p>0.329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2.94161766666667">
                <text:p>2.94161766666667</text:p>
              </table:table-cell>
              <table:table-cell office:value-type="float" office:value="1.52383966666667">
                <text:p>1.52383966666667</text:p>
              </table:table-cell>
              <table:table-cell office:value-type="float" office:value="1.04612166666667">
                <text:p>1.04612166666667</text:p>
              </table:table-cell>
              <table:table-cell office:value-type="float" office:value="0.800946333333333">
                <text:p>0.800946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9.96528666666667">
                <text:p>9.96528666666667</text:p>
              </table:table-cell>
              <table:table-cell office:value-type="float" office:value="5.13543866666667">
                <text:p>5.13543866666667</text:p>
              </table:table-cell>
              <table:table-cell office:value-type="float" office:value="3.511121">
                <text:p>3.511121</text:p>
              </table:table-cell>
              <table:table-cell office:value-type="float" office:value="2.70018533333333">
                <text:p>2.700185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3.463439">
                <text:p>23.463439</text:p>
              </table:table-cell>
              <table:table-cell office:value-type="float" office:value="12.0888706666667">
                <text:p>12.0888706666667</text:p>
              </table:table-cell>
              <table:table-cell office:value-type="float" office:value="8.27731133333333">
                <text:p>8.27731133333333</text:p>
              </table:table-cell>
              <table:table-cell office:value-type="float" office:value="6.36139266666667">
                <text:p>6.361392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4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81cm" svg:y="0.316cm" chart:style-name="ch2">
          <text:p>Number of Threads vs Speedup</text:p>
        </chart:title>
        <chart:subtitle svg:x="4.781cm" svg:y="1.275cm" chart:style-name="ch3">
          <text:p>In terms of largest matrix size tested</text:p>
        </chart:subtitle>
        <chart:legend chart:legend-position="end" svg:x="13.307cm" svg:y="4.201cm" style:legend-expansion="high" chart:style-name="ch4"/>
        <chart:plot-area chart:style-name="ch5" table:cell-range-address="Sheet1.H42:Sheet1.I44 Sheet1.I41:Sheet1.I41" chart:data-source-has-labels="row" svg:x="1.46cm" svg:y="1.662cm" svg:width="11.15cm" svg:height="6.202cm">
          <chartooo:coordinate-region svg:x="2.187cm" svg:y="1.861cm" svg:width="10.329cm" svg:height="5.356cm"/>
          <chart:axis chart:dimension="x" chart:name="primary-x" chart:style-name="ch6">
            <chart:title svg:x="5.112cm" svg:y="8.044cm" chart:style-name="ch7">
              <text:p>Number of Threads(P &gt; 1)</text:p>
            </chart:title>
          </chart:axis>
          <chart:axis chart:dimension="y" chart:name="primary-y" chart:style-name="ch8">
            <chart:title svg:x="0.58cm" svg:y="5.482cm" chart:style-name="ch9">
              <text:p>Speedup</text:p>
            </chart:title>
            <chart:grid chart:style-name="ch10" chart:class="major"/>
          </chart:axis>
          <chart:series chart:style-name="ch11" chart:values-cell-range-address="Sheet1.I42:Sheet1.I44" chart:label-cell-address="Sheet1.I41:Sheet1.I41" chart:class="chart:scatter">
            <chart:domain table:cell-range-address="Sheet1.H42:Sheet1.H44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peedup</text:p>
                <draw:g>
                  <svg:desc>Sheet1.I41:Sheet1.I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H42:Sheet1.H44</svg:desc>
                </draw:g>
              </table:table-cell>
              <table:table-cell office:value-type="float" office:value="1.940912402">
                <text:p>1.940912402</text:p>
                <draw:g>
                  <svg:desc>Sheet1.I42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83466914">
                <text:p>2.83466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88412307">
                <text:p>3.6884123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4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62cm" svg:y="0.316cm" chart:style-name="ch2">
          <text:p>Number of Threads vs Efficiency</text:p>
        </chart:title>
        <chart:subtitle svg:x="4.781cm" svg:y="1.275cm" chart:style-name="ch3">
          <text:p>In terms of largest matrix size tested</text:p>
        </chart:subtitle>
        <chart:legend chart:legend-position="end" svg:x="13.121cm" svg:y="4.201cm" style:legend-expansion="high" chart:style-name="ch4"/>
        <chart:plot-area chart:style-name="ch5" table:cell-range-address="Sheet1.H48:Sheet1.I50 Sheet1.I47:Sheet1.I47" chart:data-source-has-labels="row" svg:x="1.331cm" svg:y="2.318cm" svg:width="11.15cm" svg:height="5.521cm">
          <chartooo:coordinate-region svg:x="2.243cm" svg:y="2.517cm" svg:width="10.144cm" svg:height="4.675cm"/>
          <chart:axis chart:dimension="x" chart:name="primary-x" chart:style-name="ch6">
            <chart:title svg:x="5.46cm" svg:y="8.019cm" chart:style-name="ch7">
              <text:p>Number of Threads</text:p>
            </chart:title>
          </chart:axis>
          <chart:axis chart:dimension="y" chart:name="primary-y" chart:style-name="ch8">
            <chart:title svg:x="0.451cm" svg:y="5.823cm" chart:style-name="ch9">
              <text:p>Efficiency</text:p>
            </chart:title>
            <chart:grid chart:style-name="ch10" chart:class="major"/>
          </chart:axis>
          <chart:series chart:style-name="ch11" chart:values-cell-range-address="Sheet1.I48:Sheet1.I50" chart:label-cell-address="Sheet1.I47:Sheet1.I47" chart:class="chart:scatter">
            <chart:domain table:cell-range-address="Sheet1.H48:Sheet1.H50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fficiency</text:p>
                <draw:g>
                  <svg:desc>Sheet1.I47:Sheet1.I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H48:Sheet1.H50</svg:desc>
                </draw:g>
              </table:table-cell>
              <table:table-cell office:value-type="float" office:value="0.970456201">
                <text:p>0.970456201</text:p>
                <draw:g>
                  <svg:desc>Sheet1.I48:Sheet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4889713">
                <text:p>0.944889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2103077">
                <text:p>0.9221030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